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COOLTRAINER.or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CHECKING YOU OU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👀</text:p>
              </text:list-item>
              <text:list-item>
                <text:p>👀</text:p>
              </text:list-item>
              <text:list-item>
                <text:p>👀</text:p>
              </text:list-item>
              <text:list-item>
                <text:p>👀</text:p>
              </text:list-item>
              <text:list-item>
                <text:p>👀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1T18:06:09.723319988</meta:creation-date>
    <meta:editing-duration>PT52S</meta:editing-duration>
    <meta:editing-cycles>2</meta:editing-cycles>
    <meta:generator>LibreOffice/6.0.7.3$Linux_X86_64 LibreOffice_project/00m0$Build-3</meta:generator>
    <dc:title>Portfolio</dc:title>
    <dc:date>2021-10-01T18:07:00.532243529</dc:date>
    <meta:document-statistic meta:object-count="48"/>
  </office:meta>
</office:document-meta>
</file>